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buntu@wahyu-rohman:~$ cd tmp</text:p>
      <text:p text:style-name="Standard">ubuntu@wahyu-rohman:~/tmp$ cd test1</text:p>
      <text:p text:style-name="Standard">ubuntu@wahyu-rohman:~/tmp/test1$ ls</text:p>
      <text:p text:style-name="Standard">hello.c</text:p>
      <text:p text:style-name="Standard">ubuntu@wahyu-rohman:~/tmp/test1$ vi hello.c</text:p>
      <text:p text:style-name="Standard">ubuntu@wahyu-rohman:~/tmp/test1$ gcc hello.c</text:p>
      <text:p text:style-name="Standard">Command 'gcc' not found, but can be installed with:</text:p>
      <text:p text:style-name="Standard">sudo apt install gcc</text:p>
      <text:p text:style-name="Standard">ubuntu@wahyu-rohman:~/tmp/test1$ sudo apt install gcc</text:p>
      <text:p text:style-name="Standard">[sudo] password for ubuntu: </text:p>
      <text:p text:style-name="Standard">Reading package lists... Done</text:p>
      <text:p text:style-name="Standard">Building dependency tree... Done</text:p>
      <text:p text:style-name="Standard">Reading state information... Done</text:p>
      <text:p text:style-name="Standard">The following packages were automatically installed and are no longer required:</text:p>
      <text:p text:style-name="Standard"><text:s text:c="2"/>libwpe-1.0-1 libwpebackend-fdo-1.0-1</text:p>
      <text:p text:style-name="Standard">Use 'sudo apt autoremove' to remove them.</text:p>
      <text:p text:style-name="Standard">The following additional packages will be installed:</text:p>
      <text:p text:style-name="Standard"><text:s text:c="2"/>binutils binutils-common binutils-x86-64-linux-gnu gcc-11 libasan6</text:p>
      <text:p text:style-name="Standard"><text:s text:c="2"/>libbinutils libc-dev-bin libc-devtools libc6-dev libcc1-0 libcrypt-dev</text:p>
      <text:p text:style-name="Standard"><text:s text:c="2"/>libctf-nobfd0 libctf0 libgcc-11-dev libitm1 liblsan0 libnsl-dev libquadmath0</text:p>
      <text:p text:style-name="Standard"><text:s text:c="2"/>libtirpc-dev libtsan0 libubsan1 linux-libc-dev manpages-dev rpcsvc-proto</text:p>
      <text:p text:style-name="Standard">Suggested packages:</text:p>
      <text:p text:style-name="Standard"><text:s text:c="2"/>binutils-doc gcc-multilib make autoconf automake libtool flex bison gcc-doc</text:p>
      <text:p text:style-name="Standard"><text:s text:c="2"/>gcc-11-multilib gcc-11-doc gcc-11-locales glibc-doc</text:p>
      <text:p text:style-name="Standard">The following NEW packages will be installed:</text:p>
      <text:p text:style-name="Standard"><text:s text:c="2"/>binutils binutils-common binutils-x86-64-linux-gnu gcc gcc-11 libasan6</text:p>
      <text:p text:style-name="Standard"><text:s text:c="2"/>libbinutils libc-dev-bin libc-devtools libc6-dev libcc1-0 libcrypt-dev</text:p>
      <text:p text:style-name="Standard"><text:s text:c="2"/>libctf-nobfd0 libctf0 libgcc-11-dev libitm1 liblsan0 libnsl-dev libquadmath0</text:p>
      <text:p text:style-name="Standard"><text:s text:c="2"/>libtirpc-dev libtsan0 libubsan1 linux-libc-dev manpages-dev rpcsvc-proto</text:p>
      <text:p text:style-name="Standard">0 upgraded, 25 newly installed, 0 to remove and 0 not upgraded.</text:p>
      <text:p text:style-name="Standard">Need to get 39,1 MB of archives.</text:p>
      <text:p text:style-name="Standard">After this operation, 131 MB of additional disk space will be used.</text:p>
      <text:p text:style-name="Standard">Do you want to continue? [Y/n] y</text:p>
      <text:p text:style-name="Standard">Get:1 http://id.archive.ubuntu.com/ubuntu jammy-updates/main amd64 binutils-common amd64 2.38-4ubuntu2.6 [222 kB]</text:p>
      <text:p text:style-name="Standard">Get:2 http://id.archive.ubuntu.com/ubuntu jammy-updates/main amd64 libbinutils amd64 2.38-4ubuntu2.6 [662 kB]</text:p>
      <text:p text:style-name="Standard">Get:3 http://id.archive.ubuntu.com/ubuntu jammy-updates/main amd64 libctf-nobfd0 amd64 2.38-4ubuntu2.6 [108 kB]</text:p>
      <text:p text:style-name="Standard">Get:4 http://id.archive.ubuntu.com/ubuntu jammy-updates/main amd64 libctf0 amd64 2.38-4ubuntu2.6 [103 kB]</text:p>
      <text:p text:style-name="Standard">Get:5 http://id.archive.ubuntu.com/ubuntu jammy-updates/main amd64 binutils-x86-64-linux-gnu amd64 2.38-4ubuntu2.6 [2.326 kB]</text:p>
      <text:p text:style-name="Standard">Get:6 http://id.archive.ubuntu.com/ubuntu jammy-updates/main amd64 binutils amd64 2.38-4ubuntu2.6 [3.200 B]</text:p>
      <text:p text:style-name="Standard">Get:7 http://id.archive.ubuntu.com/ubuntu jammy-updates/main amd64 libcc1-0 amd64 12.3.0-1ubuntu1~22.04 [48,3 kB]</text:p>
      <text:p text:style-name="Standard">Get:8 http://id.archive.ubuntu.com/ubuntu jammy-updates/main amd64 libitm1 amd64 12.3.0-1ubuntu1~22.04 [30,2 kB]</text:p>
      <text:p text:style-name="Standard">Get:9 http://id.archive.ubuntu.com/ubuntu jammy-updates/main amd64 libasan6 amd64 11.4.0-1ubuntu1~22.04 [2.282 kB]</text:p>
      <text:p text:style-name="Standard"><text:soft-page-break/>Get:10 http://id.archive.ubuntu.com/ubuntu jammy-updates/main amd64 liblsan0 amd64 12.3.0-1ubuntu1~22.04 [1.069 kB]</text:p>
      <text:p text:style-name="Standard">Get:11 http://id.archive.ubuntu.com/ubuntu jammy-updates/main amd64 libtsan0 amd64 11.4.0-1ubuntu1~22.04 [2.260 kB]</text:p>
      <text:p text:style-name="Standard">Get:12 http://id.archive.ubuntu.com/ubuntu jammy-updates/main amd64 libubsan1 amd64 12.3.0-1ubuntu1~22.04 [976 kB]</text:p>
      <text:p text:style-name="Standard">Get:13 http://id.archive.ubuntu.com/ubuntu jammy-updates/main amd64 libquadmath0 amd64 12.3.0-1ubuntu1~22.04 [154 kB]</text:p>
      <text:p text:style-name="Standard">Get:14 http://id.archive.ubuntu.com/ubuntu jammy-updates/main amd64 libgcc-11-dev amd64 11.4.0-1ubuntu1~22.04 [2.517 kB]</text:p>
      <text:p text:style-name="Standard">Get:15 http://id.archive.ubuntu.com/ubuntu jammy-updates/main amd64 gcc-11 amd64 11.4.0-1ubuntu1~22.04 [20,1 MB]</text:p>
      <text:p text:style-name="Standard">Get:16 http://id.archive.ubuntu.com/ubuntu jammy/main amd64 gcc amd64 4:11.2.0-1ubuntu1 [5.112 B]</text:p>
      <text:p text:style-name="Standard">Get:17 http://id.archive.ubuntu.com/ubuntu jammy-updates/main amd64 libc-dev-bin amd64 2.35-0ubuntu3.8 [20,3 kB]</text:p>
      <text:p text:style-name="Standard">Get:18 http://id.archive.ubuntu.com/ubuntu jammy-updates/main amd64 libc-devtools amd64 2.35-0ubuntu3.8 [28,9 kB]</text:p>
      <text:p text:style-name="Standard">Get:19 http://id.archive.ubuntu.com/ubuntu jammy-updates/main amd64 linux-libc-dev amd64 5.15.0-121.131 [1.321 kB]</text:p>
      <text:p text:style-name="Standard">Get:20 http://id.archive.ubuntu.com/ubuntu jammy/main amd64 libcrypt-dev amd64 1:4.4.27-1 [112 kB]</text:p>
      <text:p text:style-name="Standard">Get:21 http://id.archive.ubuntu.com/ubuntu jammy/main amd64 rpcsvc-proto amd64 1.4.2-0ubuntu6 [68,5 kB]</text:p>
      <text:p text:style-name="Standard">Get:22 http://id.archive.ubuntu.com/ubuntu jammy-updates/main amd64 libtirpc-dev amd64 1.3.2-2ubuntu0.1 [192 kB]</text:p>
      <text:p text:style-name="Standard">Get:23 http://id.archive.ubuntu.com/ubuntu jammy/main amd64 libnsl-dev amd64 1.3.0-2build2 [71,3 kB]</text:p>
      <text:p text:style-name="Standard">Get:24 http://id.archive.ubuntu.com/ubuntu jammy-updates/main amd64 libc6-dev amd64 2.35-0ubuntu3.8 [2.100 kB]</text:p>
      <text:p text:style-name="Standard">Get:25 http://id.archive.ubuntu.com/ubuntu jammy/main amd64 manpages-dev all 5.10-1ubuntu1 [2.309 kB]</text:p>
      <text:p text:style-name="Standard">Fetched 39,1 MB in 1min 21s (484 kB/s) <text:s text:c="40"/></text:p>
      <text:p text:style-name="Standard">Selecting previously unselected package binutils-common:amd64.</text:p>
      <text:p text:style-name="Standard">(Reading database ... 203672 files and directories currently installed.)</text:p>
      <text:p text:style-name="Standard">Preparing to unpack .../00-binutils-common_2.38-4ubuntu2.6_amd64.deb ...</text:p>
      <text:p text:style-name="Standard">Unpacking binutils-common:amd64 (2.38-4ubuntu2.6) ...</text:p>
      <text:p text:style-name="Standard">Selecting previously unselected package libbinutils:amd64.</text:p>
      <text:p text:style-name="Standard">Preparing to unpack .../01-libbinutils_2.38-4ubuntu2.6_amd64.deb ...</text:p>
      <text:p text:style-name="Standard">Unpacking libbinutils:amd64 (2.38-4ubuntu2.6) ...</text:p>
      <text:p text:style-name="Standard">Selecting previously unselected package libctf-nobfd0:amd64.</text:p>
      <text:p text:style-name="Standard">Preparing to unpack .../02-libctf-nobfd0_2.38-4ubuntu2.6_amd64.deb ...</text:p>
      <text:p text:style-name="Standard">Unpacking libctf-nobfd0:amd64 (2.38-4ubuntu2.6) ...</text:p>
      <text:p text:style-name="Standard">Selecting previously unselected package libctf0:amd64.</text:p>
      <text:p text:style-name="Standard">Preparing to unpack .../03-libctf0_2.38-4ubuntu2.6_amd64.deb ...</text:p>
      <text:p text:style-name="Standard">Unpacking libctf0:amd64 (2.38-4ubuntu2.6) ...</text:p>
      <text:p text:style-name="Standard">Selecting previously unselected package binutils-x86-64-linux-gnu.</text:p>
      <text:p text:style-name="Standard">Preparing to unpack .../04-binutils-x86-64-linux-gnu_2.38-4ubuntu2.6_amd64.deb .</text:p>
      <text:p text:style-name="Standard">..</text:p>
      <text:p text:style-name="Standard">Unpacking binutils-x86-64-linux-gnu (2.38-4ubuntu2.6) ...</text:p>
      <text:p text:style-name="Standard">Selecting previously unselected package binutils.</text:p>
      <text:p text:style-name="Standard">Preparing to unpack .../05-binutils_2.38-4ubuntu2.6_amd64.deb ...</text:p>
      <text:p text:style-name="Standard"><text:soft-page-break/>Unpacking binutils (2.38-4ubuntu2.6) ...</text:p>
      <text:p text:style-name="Standard">Selecting previously unselected package libcc1-0:amd64.</text:p>
      <text:p text:style-name="Standard">Preparing to unpack .../06-libcc1-0_12.3.0-1ubuntu1~22.04_amd64.deb ...</text:p>
      <text:p text:style-name="Standard">Unpacking libcc1-0:amd64 (12.3.0-1ubuntu1~22.04) ...</text:p>
      <text:p text:style-name="Standard">Selecting previously unselected package libitm1:amd64.</text:p>
      <text:p text:style-name="Standard">Preparing to unpack .../07-libitm1_12.3.0-1ubuntu1~22.04_amd64.deb ...</text:p>
      <text:p text:style-name="Standard">Unpacking libitm1:amd64 (12.3.0-1ubuntu1~22.04) ...</text:p>
      <text:p text:style-name="Standard">Selecting previously unselected package libasan6:amd64.</text:p>
      <text:p text:style-name="Standard">Preparing to unpack .../08-libasan6_11.4.0-1ubuntu1~22.04_amd64.deb ...</text:p>
      <text:p text:style-name="Standard">Unpacking libasan6:amd64 (11.4.0-1ubuntu1~22.04) ...</text:p>
      <text:p text:style-name="Standard">Selecting previously unselected package liblsan0:amd64.</text:p>
      <text:p text:style-name="Standard">Preparing to unpack .../09-liblsan0_12.3.0-1ubuntu1~22.04_amd64.deb ...</text:p>
      <text:p text:style-name="Standard">Unpacking liblsan0:amd64 (12.3.0-1ubuntu1~22.04) ...</text:p>
      <text:p text:style-name="Standard">Selecting previously unselected package libtsan0:amd64.</text:p>
      <text:p text:style-name="Standard">Preparing to unpack .../10-libtsan0_11.4.0-1ubuntu1~22.04_amd64.deb ...</text:p>
      <text:p text:style-name="Standard">Unpacking libtsan0:amd64 (11.4.0-1ubuntu1~22.04) ...</text:p>
      <text:p text:style-name="Standard">Selecting previously unselected package libubsan1:amd64.</text:p>
      <text:p text:style-name="Standard">Preparing to unpack .../11-libubsan1_12.3.0-1ubuntu1~22.04_amd64.deb ...</text:p>
      <text:p text:style-name="Standard">Unpacking libubsan1:amd64 (12.3.0-1ubuntu1~22.04) ...</text:p>
      <text:p text:style-name="Standard">Selecting previously unselected package libquadmath0:amd64.</text:p>
      <text:p text:style-name="Standard">Preparing to unpack .../12-libquadmath0_12.3.0-1ubuntu1~22.04_amd64.deb ...</text:p>
      <text:p text:style-name="Standard">Unpacking libquadmath0:amd64 (12.3.0-1ubuntu1~22.04) ...</text:p>
      <text:p text:style-name="Standard">Selecting previously unselected package libgcc-11-dev:amd64.</text:p>
      <text:p text:style-name="Standard">Preparing to unpack .../13-libgcc-11-dev_11.4.0-1ubuntu1~22.04_amd64.deb ...</text:p>
      <text:p text:style-name="Standard">Unpacking libgcc-11-dev:amd64 (11.4.0-1ubuntu1~22.04) ...</text:p>
      <text:p text:style-name="Standard">Selecting previously unselected package gcc-11.</text:p>
      <text:p text:style-name="Standard">Preparing to unpack .../14-gcc-11_11.4.0-1ubuntu1~22.04_amd64.deb ...</text:p>
      <text:p text:style-name="Standard">Unpacking gcc-11 (11.4.0-1ubuntu1~22.04) ...</text:p>
      <text:p text:style-name="Standard">Selecting previously unselected package gcc.</text:p>
      <text:p text:style-name="Standard">Preparing to unpack .../15-gcc_4%3a11.2.0-1ubuntu1_amd64.deb ...</text:p>
      <text:p text:style-name="Standard">Unpacking gcc (4:11.2.0-1ubuntu1) ...</text:p>
      <text:p text:style-name="Standard">Selecting previously unselected package libc-dev-bin.</text:p>
      <text:p text:style-name="Standard">Preparing to unpack .../16-libc-dev-bin_2.35-0ubuntu3.8_amd64.deb ...</text:p>
      <text:p text:style-name="Standard">Unpacking libc-dev-bin (2.35-0ubuntu3.8) ...</text:p>
      <text:p text:style-name="Standard">Selecting previously unselected package libc-devtools.</text:p>
      <text:p text:style-name="Standard">Preparing to unpack .../17-libc-devtools_2.35-0ubuntu3.8_amd64.deb ...</text:p>
      <text:p text:style-name="Standard">Unpacking libc-devtools (2.35-0ubuntu3.8) ...</text:p>
      <text:p text:style-name="Standard">Selecting previously unselected package linux-libc-dev:amd64.</text:p>
      <text:p text:style-name="Standard">Preparing to unpack .../18-linux-libc-dev_5.15.0-121.131_amd64.deb ...</text:p>
      <text:p text:style-name="Standard">Unpacking linux-libc-dev:amd64 (5.15.0-121.131) ...</text:p>
      <text:p text:style-name="Standard">Selecting previously unselected package libcrypt-dev:amd64.</text:p>
      <text:p text:style-name="Standard">Preparing to unpack .../19-libcrypt-dev_1%3a4.4.27-1_amd64.deb ...</text:p>
      <text:p text:style-name="Standard">Unpacking libcrypt-dev:amd64 (1:4.4.27-1) ...</text:p>
      <text:p text:style-name="Standard">Selecting previously unselected package rpcsvc-proto.</text:p>
      <text:p text:style-name="Standard">Preparing to unpack .../20-rpcsvc-proto_1.4.2-0ubuntu6_amd64.deb ...</text:p>
      <text:p text:style-name="Standard">Unpacking rpcsvc-proto (1.4.2-0ubuntu6) ...</text:p>
      <text:p text:style-name="Standard">Selecting previously unselected package libtirpc-dev:amd64.</text:p>
      <text:p text:style-name="Standard">Preparing to unpack .../21-libtirpc-dev_1.3.2-2ubuntu0.1_amd64.deb ...</text:p>
      <text:p text:style-name="Standard">Unpacking libtirpc-dev:amd64 (1.3.2-2ubuntu0.1) ...</text:p>
      <text:p text:style-name="Standard">Selecting previously unselected package libnsl-dev:amd64.</text:p>
      <text:p text:style-name="Standard">Preparing to unpack .../22-libnsl-dev_1.3.0-2build2_amd64.deb ...</text:p>
      <text:p text:style-name="Standard">Unpacking libnsl-dev:amd64 (1.3.0-2build2) ...</text:p>
      <text:p text:style-name="Standard"><text:soft-page-break/>Selecting previously unselected package libc6-dev:amd64.</text:p>
      <text:p text:style-name="Standard">Preparing to unpack .../23-libc6-dev_2.35-0ubuntu3.8_amd64.deb ...</text:p>
      <text:p text:style-name="Standard">Unpacking libc6-dev:amd64 (2.35-0ubuntu3.8) ...</text:p>
      <text:p text:style-name="Standard">Selecting previously unselected package manpages-dev.</text:p>
      <text:p text:style-name="Standard">Preparing to unpack .../24-manpages-dev_5.10-1ubuntu1_all.deb ...</text:p>
      <text:p text:style-name="Standard">Unpacking manpages-dev (5.10-1ubuntu1) ...</text:p>
      <text:p text:style-name="Standard">Setting up manpages-dev (5.10-1ubuntu1) ...</text:p>
      <text:p text:style-name="Standard">Setting up binutils-common:amd64 (2.38-4ubuntu2.6) ...</text:p>
      <text:p text:style-name="Standard">Setting up linux-libc-dev:amd64 (5.15.0-121.131) ...</text:p>
      <text:p text:style-name="Standard">Setting up libctf-nobfd0:amd64 (2.38-4ubuntu2.6) ...</text:p>
      <text:p text:style-name="Standard">Setting up libasan6:amd64 (11.4.0-1ubuntu1~22.04) ...</text:p>
      <text:p text:style-name="Standard">Setting up libtirpc-dev:amd64 (1.3.2-2ubuntu0.1) ...</text:p>
      <text:p text:style-name="Standard">Setting up rpcsvc-proto (1.4.2-0ubuntu6) ...</text:p>
      <text:p text:style-name="Standard">Setting up libquadmath0:amd64 (12.3.0-1ubuntu1~22.04) ...</text:p>
      <text:p text:style-name="Standard">Setting up libubsan1:amd64 (12.3.0-1ubuntu1~22.04) ...</text:p>
      <text:p text:style-name="Standard">Setting up libnsl-dev:amd64 (1.3.0-2build2) ...</text:p>
      <text:p text:style-name="Standard">Setting up libcrypt-dev:amd64 (1:4.4.27-1) ...</text:p>
      <text:p text:style-name="Standard">Setting up libbinutils:amd64 (2.38-4ubuntu2.6) ...</text:p>
      <text:p text:style-name="Standard">Setting up libc-dev-bin (2.35-0ubuntu3.8) ...</text:p>
      <text:p text:style-name="Standard">Setting up libcc1-0:amd64 (12.3.0-1ubuntu1~22.04) ...</text:p>
      <text:p text:style-name="Standard">Setting up liblsan0:amd64 (12.3.0-1ubuntu1~22.04) ...</text:p>
      <text:p text:style-name="Standard">Setting up libitm1:amd64 (12.3.0-1ubuntu1~22.04) ...</text:p>
      <text:p text:style-name="Standard">Setting up libc-devtools (2.35-0ubuntu3.8) ...</text:p>
      <text:p text:style-name="Standard">Setting up libtsan0:amd64 (11.4.0-1ubuntu1~22.04) ...</text:p>
      <text:p text:style-name="Standard">Setting up libctf0:amd64 (2.38-4ubuntu2.6) ...</text:p>
      <text:p text:style-name="Standard">Setting up libgcc-11-dev:amd64 (11.4.0-1ubuntu1~22.04) ...</text:p>
      <text:p text:style-name="Standard">Setting up libc6-dev:amd64 (2.35-0ubuntu3.8) ...</text:p>
      <text:p text:style-name="Standard">Setting up binutils-x86-64-linux-gnu (2.38-4ubuntu2.6) ...</text:p>
      <text:p text:style-name="Standard">Setting up binutils (2.38-4ubuntu2.6) ...</text:p>
      <text:p text:style-name="Standard">Setting up gcc-11 (11.4.0-1ubuntu1~22.04) ...</text:p>
      <text:p text:style-name="Standard">Setting up gcc (4:11.2.0-1ubuntu1) ...</text:p>
      <text:p text:style-name="Standard">Processing triggers for man-db (2.10.2-1) ...</text:p>
      <text:p text:style-name="Standard">Processing triggers for libc-bin (2.35-0ubuntu3.8) ...</text:p>
      <text:p text:style-name="Standard">ubuntu@wahyu-rohman:~/tmp/test1$ gcc hello.c</text:p>
      <text:p text:style-name="Standard">ubuntu@wahyu-rohman:~/tmp/test1$ ./a.out</text:p>
      <text:p text:style-name="Standard">hello world</text:p>
      <text:p text:style-name="Standard">ubuntu@wahyu-rohman:~/tmp/test1$ git status</text:p>
      <text:p text:style-name="Standard">On branch master</text:p>
      <text:p text:style-name="Standard"/>
      <text:p text:style-name="Standard">No commits yet</text:p>
      <text:p text:style-name="Standard"/>
      <text:p text:style-name="Standard">Untracked files:</text:p>
      <text:p text:style-name="Standard"><text:s text:c="2"/>(use "git add &lt;file&gt;..." to include in what will be committed)</text:p>
      <text:p text:style-name="Standard"><text:tab/>a.out</text:p>
      <text:p text:style-name="Standard"><text:tab/>hello.c</text:p>
      <text:p text:style-name="Standard"/>
      <text:p text:style-name="Standard">nothing added to commit but untracked files present (use "git add" to track)</text:p>
      <text:p text:style-name="Standard">ubuntu@wahyu-rohman:~/tmp/test1$ git add hello.c</text:p>
      <text:p text:style-name="Standard">ubuntu@wahyu-rohman:~/tmp/test1$ git status</text:p>
      <text:p text:style-name="Standard">On branch master</text:p>
      <text:p text:style-name="Standard"/>
      <text:p text:style-name="Standard">No commits yet</text:p>
      <text:p text:style-name="Standard"><text:soft-page-break/></text:p>
      <text:p text:style-name="Standard">Changes to be committed:</text:p>
      <text:p text:style-name="Standard"><text:s text:c="2"/>(use "git rm --cached &lt;file&gt;..." to unstage)</text:p>
      <text:p text:style-name="Standard"><text:tab/>new file: <text:s text:c="2"/>hello.c</text:p>
      <text:p text:style-name="Standard"/>
      <text:p text:style-name="Standard">Untracked files:</text:p>
      <text:p text:style-name="Standard"><text:s text:c="2"/>(use "git add &lt;file&gt;..." to include in what will be committed)</text:p>
      <text:p text:style-name="Standard"><text:tab/>a.out</text:p>
      <text:p text:style-name="Standard"/>
      <text:p text:style-name="Standard">ubuntu@wahyu-rohman:~/tmp/test1$ git commit</text:p>
      <text:p text:style-name="Standard">[master (root-commit) 87f8cf5] hello-world program</text:p>
      <text:p text:style-name="Standard"><text:s/>1 file changed, 6 insertions(+)</text:p>
      <text:p text:style-name="Standard"><text:s/>create mode 100644 hello.c</text:p>
      <text:p text:style-name="Standard">ubuntu@wahyu-rohman:~/tmp/test1$ git status</text:p>
      <text:p text:style-name="Standard">On branch master</text:p>
      <text:p text:style-name="Standard">Untracked files:</text:p>
      <text:p text:style-name="Standard"><text:s text:c="2"/>(use "git add &lt;file&gt;..." to include in what will be committed)</text:p>
      <text:p text:style-name="Standard"><text:tab/>a.out</text:p>
      <text:p text:style-name="Standard"/>
      <text:p text:style-name="Standard">nothing added to commit but untracked files present (use "git add" to track)</text:p>
      <text:p text:style-name="Standard">ubuntu@wahyu-rohman:~/tmp/test1$ vi hello.c</text:p>
      <text:p text:style-name="Standard">ubuntu@wahyu-rohman:~/tmp/test1$ git status</text:p>
      <text:p text:style-name="Standard">On branch master</text:p>
      <text:p text:style-name="Standard">Changes not staged for commit:</text:p>
      <text:p text:style-name="Standard"><text:s text:c="2"/>(use "git add &lt;file&gt;..." to update what will be committed)</text:p>
      <text:p text:style-name="Standard"><text:s text:c="2"/>(use "git restore &lt;file&gt;..." to discard changes in working directory)</text:p>
      <text:p text:style-name="Standard"><text:tab/>modified: <text:s text:c="2"/>hello.c</text:p>
      <text:p text:style-name="Standard"/>
      <text:p text:style-name="Standard">Untracked files:</text:p>
      <text:p text:style-name="Standard"><text:s text:c="2"/>(use "git add &lt;file&gt;..." to include in what will be committed)</text:p>
      <text:p text:style-name="Standard"><text:tab/>a.out</text:p>
      <text:p text:style-name="Standard"/>
      <text:p text:style-name="Standard">no changes added to commit (use "git add" and/or "git commit -a")</text:p>
      <text:p text:style-name="Standard">ubuntu@wahyu-rohman:~/tmp/test1$ git diff</text:p>
      <text:p text:style-name="Standard">diff --git a/hello.c b/hello.c</text:p>
      <text:p text:style-name="Standard">index 39fadb3..affa58d 100644</text:p>
      <text:p text:style-name="Standard">--- a/hello.c</text:p>
      <text:p text:style-name="Standard">+++ b/hello.c</text:p>
      <text:p text:style-name="Standard">@@ -1,6 +1,6 @@</text:p>
      <text:p text:style-name="Standard"><text:s/>#include &lt;stdio.h&gt;</text:p>
      <text:p text:style-name="Standard"><text:s/>int main()</text:p>
      <text:p text:style-name="Standard"><text:s/>{</text:p>
      <text:p text:style-name="Standard">-printf("%s\n", "hello world");</text:p>
      <text:p text:style-name="Standard">+printf("%s\n", "bye world");</text:p>
      <text:p text:style-name="Standard"><text:s/>return 0;</text:p>
      <text:p text:style-name="Standard"><text:s/>}</text:p>
      <text:p text:style-name="Standard">ubuntu@wahyu-rohman:~/tmp/test1$ git add hello.c</text:p>
      <text:p text:style-name="Standard">ubuntu@wahyu-rohman:~/tmp/test1$ git diff --cached</text:p>
      <text:p text:style-name="Standard">diff --git a/hello.c b/hello.c</text:p>
      <text:p text:style-name="Standard">index 39fadb3..affa58d 100644</text:p>
      <text:p text:style-name="Standard">--- a/hello.c</text:p>
      <text:p text:style-name="Standard">+++ b/hello.c</text:p>
      <text:p text:style-name="Standard"><text:soft-page-break/>@@ -1,6 +1,6 @@</text:p>
      <text:p text:style-name="Standard"><text:s/>#include &lt;stdio.h&gt;</text:p>
      <text:p text:style-name="Standard"><text:s/>int main()</text:p>
      <text:p text:style-name="Standard"><text:s/>{</text:p>
      <text:p text:style-name="Standard">-printf("%s\n", "hello world");</text:p>
      <text:p text:style-name="Standard">+printf("%s\n", "bye world");</text:p>
      <text:p text:style-name="Standard"><text:s/>return 0;</text:p>
      <text:p text:style-name="Standard"><text:s/>}</text:p>
      <text:p text:style-name="Standard">ubuntu@wahyu-rohman:~/tmp/test1$ git commit -m "changed hello to bye"</text:p>
      <text:p text:style-name="Standard">[master 96a120e] changed hello to bye</text:p>
      <text:p text:style-name="Standard"><text:s/>1 file changed, 1 insertion(+), 1 deletion(-)</text:p>
      <text:p text:style-name="Standard">ubuntu@wahyu-rohman:~/tmp/test1$ git log</text:p>
      <text:p text:style-name="Standard">commit 96a120e1ed04ef20e20e29a797f68b2f8fb02fe5 (HEAD -&gt; master)</text:p>
      <text:p text:style-name="Standard">Author: Wahyu Rohman &lt;wahyurohman249@gmail.com&gt;</text:p>
      <text:p text:style-name="Standard">Date: <text:s text:c="2"/>Sun Sep 15 20:22:58 2024 +0700</text:p>
      <text:p text:style-name="Standard"/>
      <text:p text:style-name="Standard"><text:s text:c="4"/>changed hello to bye</text:p>
      <text:p text:style-name="Standard"/>
      <text:p text:style-name="Standard">commit 87f8cf59ab4819b8aff2ddaa96d45fe289213877</text:p>
      <text:p text:style-name="Standard">Author: Wahyu Rohman &lt;wahyurohman249@gmail.com&gt;</text:p>
      <text:p text:style-name="Standard">Date: <text:s text:c="2"/>Sun Sep 15 19:48:44 2024 +0700</text:p>
      <text:p text:style-name="Standard"/>
      <text:p text:style-name="Standard"><text:s text:c="4"/>hello-world program</text:p>
      <text:p text:style-name="Standard">ubuntu@wahyu-rohman:~/tmp/test1$ git log --stat --summary</text:p>
      <text:p text:style-name="Standard">commit 96a120e1ed04ef20e20e29a797f68b2f8fb02fe5 (HEAD -&gt; master)</text:p>
      <text:p text:style-name="Standard">Author: Wahyu Rohman &lt;wahyurohman249@gmail.com&gt;</text:p>
      <text:p text:style-name="Standard">Date: <text:s text:c="2"/>Sun Sep 15 20:22:58 2024 +0700</text:p>
      <text:p text:style-name="Standard"/>
      <text:p text:style-name="Standard"><text:s text:c="4"/>changed hello to bye</text:p>
      <text:p text:style-name="Standard"/>
      <text:p text:style-name="Standard"><text:s/>hello.c | 2 +-</text:p>
      <text:p text:style-name="Standard"><text:s/>1 file changed, 1 insertion(+), 1 deletion(-)</text:p>
      <text:p text:style-name="Standard"/>
      <text:p text:style-name="Standard">commit 87f8cf59ab4819b8aff2ddaa96d45fe289213877</text:p>
      <text:p text:style-name="Standard">Author: Wahyu Rohman &lt;wahyurohman249@gmail.com&gt;</text:p>
      <text:p text:style-name="Standard">Date: <text:s text:c="2"/>Sun Sep 15 19:48:44 2024 +0700</text:p>
      <text:p text:style-name="Standard"/>
      <text:p text:style-name="Standard"><text:s text:c="4"/>hello-world program</text:p>
      <text:p text:style-name="Standard"/>
      <text:p text:style-name="Standard"><text:s/>hello.c | 6 ++++++</text:p>
      <text:p text:style-name="Standard"><text:s/>1 file changed, 6 insertions(+)</text:p>
      <text:p text:style-name="Standard"><text:s/>create mode 100644 hello.c</text:p>
      <text:p text:style-name="Standard">ubuntu@wahyu-rohman:~/tmp/test1$ git log -p</text:p>
      <text:p text:style-name="Standard">commit 96a120e1ed04ef20e20e29a797f68b2f8fb02fe5 (HEAD -&gt; master)</text:p>
      <text:p text:style-name="Standard">commit 96a120e1ed04ef20e20e29a797f68b2f8fb02fe5 (HEAD -&gt; master)</text:p>
      <text:p text:style-name="Standard">Author: Wahyu Rohman &lt;wahyurohman249@gmail.com&gt;</text:p>
      <text:p text:style-name="Standard">Date: <text:s text:c="2"/>Sun Sep 15 20:22:58 2024 +0700</text:p>
      <text:p text:style-name="Standard"/>
      <text:p text:style-name="Standard"><text:s text:c="4"/>changed hello to bye</text:p>
      <text:p text:style-name="Standard"/>
      <text:p text:style-name="Standard">diff --git a/hello.c b/hello.c</text:p>
      <text:p text:style-name="Standard">index 39fadb3..affa58d 100644</text:p>
      <text:p text:style-name="Standard"><text:soft-page-break/>--- a/hello.c</text:p>
      <text:p text:style-name="Standard">+++ b/hello.c</text:p>
      <text:p text:style-name="Standard">@@ -1,6 +1,6 @@</text:p>
      <text:p text:style-name="Standard"><text:s/>#include &lt;stdio.h&gt;</text:p>
      <text:p text:style-name="Standard"><text:s/>int main()</text:p>
      <text:p text:style-name="Standard"><text:s/>{</text:p>
      <text:p text:style-name="Standard">-printf("%s\n", "hello world");</text:p>
      <text:p text:style-name="Standard">+printf("%s\n", "bye world");</text:p>
      <text:p text:style-name="Standard"><text:s/>return 0;</text:p>
      <text:p text:style-name="Standard"><text:s/>}</text:p>
      <text:p text:style-name="Standard"/>
      <text:p text:style-name="Standard">commit 87f8cf59ab4819b8aff2ddaa96d45fe289213877</text:p>
      <text:p text:style-name="Standard">Author: Wahyu Rohman &lt;wahyurohman249@gmail.com&gt;</text:p>
      <text:p text:style-name="Standard">Date: <text:s text:c="2"/>Sun Sep 15 19:48:44 2024 +0700</text:p>
      <text:p text:style-name="Standard">ubuntu@wahyu-rohman:~/tmp/test1$ git log -p --color</text:p>
      <text:p text:style-name="Standard">commit 96a120e1ed04ef20e20e29a797f68b2f8fb02fe5 (HEAD -&gt; master)</text:p>
      <text:p text:style-name="Standard">Author: Wahyu Rohman &lt;wahyurohman249@gmail.com&gt;</text:p>
      <text:p text:style-name="Standard">Date: <text:s text:c="2"/>Sun Sep 15 20:22:58 2024 +0700</text:p>
      <text:p text:style-name="Standard"/>
      <text:p text:style-name="Standard"><text:s text:c="4"/>changed hello to bye</text:p>
      <text:p text:style-name="Standard"/>
      <text:p text:style-name="Standard">diff --git a/hello.c b/hello.c</text:p>
      <text:p text:style-name="Standard">index 39fadb3..affa58d 100644</text:p>
      <text:p text:style-name="Standard">--- a/hello.c</text:p>
      <text:p text:style-name="Standard">+++ b/hello.c</text:p>
      <text:p text:style-name="Standard">@@ -1,6 +1,6 @@</text:p>
      <text:p text:style-name="Standard"><text:s/>#include &lt;stdio.h&gt;</text:p>
      <text:p text:style-name="Standard"><text:s/>int main()</text:p>
      <text:p text:style-name="Standard"><text:s/>{</text:p>
      <text:p text:style-name="Standard">-printf("%s\n", "hello world");</text:p>
      <text:p text:style-name="Standard">+printf("%s\n", "bye world");</text:p>
      <text:p text:style-name="Standard"><text:s/>return 0;</text:p>
      <text:p text:style-name="Standard"><text:s/>}</text:p>
      <text:p text:style-name="Standard"/>
      <text:p text:style-name="Standard">commit 87f8cf59ab4819b8aff2ddaa96d45fe289213877</text:p>
      <text:p text:style-name="Standard">Author: Wahyu Rohman &lt;wahyurohman249@gmail.com&gt;</text:p>
      <text:p text:style-name="Standard">Date: <text:s text:c="2"/>Sun Sep 15 19:48:44 2024 +0700</text:p>
      <text:p text:style-name="Standard">ubuntu@wahyu-rohman:~/tmp/test1$ cd ..</text:p>
      <text:p text:style-name="Standard">ubuntu@wahyu-rohman:~/tmp$ git clone test1 test2</text:p>
      <text:p text:style-name="Standard">Cloning into 'test2'...</text:p>
      <text:p text:style-name="Standard">done.</text:p>
      <text:p text:style-name="Standard">ubuntu@wahyu-rohman:~/tmp$ cd test2</text:p>
      <text:p text:style-name="Standard">ubuntu@wahyu-rohman:~/tmp/test2$ ll</text:p>
      <text:p text:style-name="Standard">total 16</text:p>
      <text:p text:style-name="Standard">drwxrwxr-x 3 ubuntu ubuntu 4096 Sep 15 20:40 ./</text:p>
      <text:p text:style-name="Standard">drwxrwxr-x 4 ubuntu ubuntu 4096 Sep 15 20:40 ../</text:p>
      <text:p text:style-name="Standard">drwxrwxr-x 8 ubuntu ubuntu 4096 Sep 15 20:40 .git/</text:p>
      <text:p text:style-name="Standard">-rw-rw-r-- 1 ubuntu ubuntu <text:s text:c="2"/>73 Sep 15 20:40 hello.c</text:p>
      <text:p text:style-name="Standard">ubuntu@wahyu-rohman:~/tmp/test2$ git log</text:p>
      <text:p text:style-name="Standard">commit 96a120e1ed04ef20e20e29a797f68b2f8fb02fe5 (HEAD -&gt; master, origin/master, origin/HEAD)</text:p>
      <text:p text:style-name="Standard">Author: Wahyu Rohman &lt;wahyurohman249@gmail.com&gt;</text:p>
      <text:p text:style-name="Standard"><text:soft-page-break/>Date: <text:s text:c="2"/>Sun Sep 15 20:22:58 2024 +0700</text:p>
      <text:p text:style-name="Standard"/>
      <text:p text:style-name="Standard"><text:s text:c="4"/>changed hello to bye</text:p>
      <text:p text:style-name="Standard"/>
      <text:p text:style-name="Standard">commit 87f8cf59ab4819b8aff2ddaa96d45fe289213877</text:p>
      <text:p text:style-name="Standard">Author: Wahyu Rohman &lt;wahyurohman249@gmail.com&gt;</text:p>
      <text:p text:style-name="Standard">Date: <text:s text:c="2"/>Sun Sep 15 19:48:44 2024 +0700</text:p>
      <text:p text:style-name="Standard"/>
      <text:p text:style-name="Standard"><text:s text:c="4"/>hello-world program</text:p>
      <text:p text:style-name="Standard">ubuntu@wahyu-rohman:~/tmp/test2$ vim hello.c</text:p>
      <text:p text:style-name="Standard">ubuntu@wahyu-rohman:~/tmp/test2$ git add hello.c</text:p>
      <text:p text:style-name="Standard">ubuntu@wahyu-rohman:~/tmp/test2$ git commit -m "hello world modification - work in progress"</text:p>
      <text:p text:style-name="Standard">[master dc19094] hello world modification - work in progress</text:p>
      <text:p text:style-name="Standard"><text:s/>1 file changed, 1 insertion(+), 1 deletion(-)</text:p>
      <text:p text:style-name="Standard">ubuntu@wahyu-rohman:~/tmp/test2$ git log</text:p>
      <text:p text:style-name="Standard">commit dc190943407eeb925379ba888767a191faea98f8 (HEAD -&gt; master)</text:p>
      <text:p text:style-name="Standard">Author: Wahyu Rohman &lt;wahyurohman249@gmail.com&gt;</text:p>
      <text:p text:style-name="Standard">Date: <text:s text:c="2"/>Sun Sep 15 20:44:37 2024 +0700</text:p>
      <text:p text:style-name="Standard"/>
      <text:p text:style-name="Standard"><text:s text:c="4"/>hello world modification - work in progress</text:p>
      <text:p text:style-name="Standard"/>
      <text:p text:style-name="Standard">commit 96a120e1ed04ef20e20e29a797f68b2f8fb02fe5 (origin/master, origin/HEAD)</text:p>
      <text:p text:style-name="Standard">Author: Wahyu Rohman &lt;wahyurohman249@gmail.com&gt;</text:p>
      <text:p text:style-name="Standard">Date: <text:s text:c="2"/>Sun Sep 15 20:22:58 2024 +0700</text:p>
      <text:p text:style-name="Standard"/>
      <text:p text:style-name="Standard"><text:s text:c="4"/>changed hello to bye</text:p>
      <text:p text:style-name="Standard"/>
      <text:p text:style-name="Standard">commit 87f8cf59ab4819b8aff2ddaa96d45fe289213877</text:p>
      <text:p text:style-name="Standard">Author: Wahyu Rohman &lt;wahyurohman249@gmail.com&gt;</text:p>
      <text:p text:style-name="Standard">Date: <text:s text:c="2"/>Sun Sep 15 19:48:44 2024 +0700</text:p>
      <text:p text:style-name="Standard"/>
      <text:p text:style-name="Standard"><text:s text:c="4"/>hello-world program</text:p>
      <text:p text:style-name="Standard">ubuntu@wahyu-rohman:~/tmp/test2$ git log origin</text:p>
      <text:p text:style-name="Standard">commit 96a120e1ed04ef20e20e29a797f68b2f8fb02fe5 (origin/master, origin/HEAD)</text:p>
      <text:p text:style-name="Standard">Author: Wahyu Rohman &lt;wahyurohman249@gmail.com&gt;</text:p>
      <text:p text:style-name="Standard">Date: <text:s text:c="2"/>Sun Sep 15 20:22:58 2024 +0700</text:p>
      <text:p text:style-name="Standard"/>
      <text:p text:style-name="Standard"><text:s text:c="4"/>changed hello to bye</text:p>
      <text:p text:style-name="Standard"/>
      <text:p text:style-name="Standard">commit 87f8cf59ab4819b8aff2ddaa96d45fe289213877</text:p>
      <text:p text:style-name="Standard">Author: Wahyu Rohman &lt;wahyurohman249@gmail.com&gt;</text:p>
      <text:p text:style-name="Standard">Date: <text:s text:c="2"/>Sun Sep 15 19:48:44 2024 +0700</text:p>
      <text:p text:style-name="Standard"/>
      <text:p text:style-name="Standard"><text:s text:c="4"/>hello-world program</text:p>
      <text:p text:style-name="Standard">ubuntu@wahyu-rohman:~/tmp/test2$ git log -p -color origin..</text:p>
      <text:p text:style-name="Standard">error: did you mean `--color` (with two dashes)?</text:p>
      <text:p text:style-name="Standard">ubuntu@wahyu-rohman:~/tmp/test2$ git log -p --color origin..</text:p>
      <text:p text:style-name="Standard">commit dc190943407eeb925379ba888767a191faea98f8 (HEAD -&gt; master)</text:p>
      <text:p text:style-name="Standard">Author: Wahyu Rohman &lt;wahyurohman249@gmail.com&gt;</text:p>
      <text:p text:style-name="Standard">Date: <text:s text:c="2"/>Sun Sep 15 20:44:37 2024 +0700</text:p>
      <text:p text:style-name="Standard"/>
      <text:p text:style-name="Standard"><text:s text:c="4"/>hello world modification - work in progress</text:p>
      <text:p text:style-name="Standard"><text:soft-page-break/></text:p>
      <text:p text:style-name="Standard">diff --git a/hello.c b/hello.c</text:p>
      <text:p text:style-name="Standard">index affa58d..4219ff6 100644</text:p>
      <text:p text:style-name="Standard">--- a/hello.c</text:p>
      <text:p text:style-name="Standard">+++ b/hello.c</text:p>
      <text:p text:style-name="Standard">@@ -1,6 +1,6 @@</text:p>
      <text:p text:style-name="Standard"><text:s/>#include &lt;stdio.h&gt;</text:p>
      <text:p text:style-name="Standard"><text:s/>int main()</text:p>
      <text:p text:style-name="Standard"><text:s/>{</text:p>
      <text:p text:style-name="Standard">-printf("%s\n", "bye world");</text:p>
      <text:p text:style-name="Standard">+printf%^&amp;("%s\n", "bye world");</text:p>
      <text:p text:style-name="Standard"><text:s/>return 0;</text:p>
      <text:p text:style-name="Standard"><text:s/>}</text:p>
      <text:p text:style-name="Standard">ubuntu@wahyu-rohman:~/tmp/test2$ vim hello.c</text:p>
      <text:p text:style-name="Standard">ubuntu@wahyu-rohman:~/tmp/test2$ git log -p --color origin..</text:p>
      <text:p text:style-name="Standard">commit dc190943407eeb925379ba888767a191faea98f8 (HEAD -&gt; master)</text:p>
      <text:p text:style-name="Standard">Author: Wahyu Rohman &lt;wahyurohman249@gmail.com&gt;</text:p>
      <text:p text:style-name="Standard">Date: <text:s text:c="2"/>Sun Sep 15 20:44:37 2024 +0700</text:p>
      <text:p text:style-name="Standard"/>
      <text:p text:style-name="Standard"><text:s text:c="4"/>hello world modification - work in progress</text:p>
      <text:p text:style-name="Standard"/>
      <text:p text:style-name="Standard">diff --git a/hello.c b/hello.c</text:p>
      <text:p text:style-name="Standard">index affa58d..4219ff6 100644</text:p>
      <text:p text:style-name="Standard">--- a/hello.c</text:p>
      <text:p text:style-name="Standard">+++ b/hello.c</text:p>
      <text:p text:style-name="Standard">@@ -1,6 +1,6 @@</text:p>
      <text:p text:style-name="Standard"><text:s/>#include &lt;stdio.h&gt;</text:p>
      <text:p text:style-name="Standard"><text:s/>int main()</text:p>
      <text:p text:style-name="Standard"><text:s/>{</text:p>
      <text:p text:style-name="Standard">-printf("%s\n", "bye world");</text:p>
      <text:p text:style-name="Standard">+printf%^&amp;("%s\n", "bye world");</text:p>
      <text:p text:style-name="Standard"><text:s/>return 0;</text:p>
      <text:p text:style-name="Standard"><text:s/>}</text:p>
      <text:p text:style-name="Standard">ubuntu@wahyu-rohman:~/tmp/test2$ git add hello.c</text:p>
      <text:p text:style-name="Standard">ubuntu@wahyu-rohman:~/tmp/test2$ git commit -m "fixed typo &amp; now prints rock my world"</text:p>
      <text:p text:style-name="Standard">[master 799127f] fixed typo &amp; now prints rock my world</text:p>
      <text:p text:style-name="Standard"><text:s/>1 file changed, 1 insertion(+), 1 deletion(-)</text:p>
      <text:p text:style-name="Standard">ubuntu@wahyu-rohman:~/tmp/test2$ git log -p --color origin..</text:p>
      <text:p text:style-name="Standard">commit 799127ffe948bd03e7885af79b1757a028f8d2dd (HEAD -&gt; master)</text:p>
      <text:p text:style-name="Standard">Author: Wahyu Rohman &lt;wahyurohman249@gmail.com&gt;</text:p>
      <text:p text:style-name="Standard">Date: <text:s text:c="2"/>Sun Sep 15 20:49:36 2024 +0700</text:p>
      <text:p text:style-name="Standard"/>
      <text:p text:style-name="Standard"><text:s text:c="4"/>fixed typo &amp; now prints rock my world</text:p>
      <text:p text:style-name="Standard"/>
      <text:p text:style-name="Standard">diff --git a/hello.c b/hello.c</text:p>
      <text:p text:style-name="Standard">index 4219ff6..d57d249 100644</text:p>
      <text:p text:style-name="Standard">--- a/hello.c</text:p>
      <text:p text:style-name="Standard">+++ b/hello.c</text:p>
      <text:p text:style-name="Standard">@@ -1,6 +1,6 @@</text:p>
      <text:p text:style-name="Standard"><text:s/>#include &lt;stdio.h&gt;</text:p>
      <text:p text:style-name="Standard"><text:s/>int main()</text:p>
      <text:p text:style-name="Standard"><text:s/>{</text:p>
      <text:p text:style-name="Standard"><text:soft-page-break/>-printf%^&amp;("%s\n", "bye world");</text:p>
      <text:p text:style-name="Standard">+printf("%s\n", "rock my <text:s/>world");</text:p>
      <text:p text:style-name="Standard"><text:s/>return 0;</text:p>
      <text:p text:style-name="Standard"><text:s/>}</text:p>
      <text:p text:style-name="Standard"/>
      <text:p text:style-name="Standard">commit dc190943407eeb925379ba888767a191faea98f8</text:p>
      <text:p text:style-name="Standard">Author: Wahyu Rohman &lt;wahyurohman249@gmail.com&gt;</text:p>
      <text:p text:style-name="Standard">Date: <text:s text:c="2"/>Sun Sep 15 20:44:37 2024 +0700</text:p>
      <text:p text:style-name="Standard">ubuntu@wahyu-rohman:~/tmp/test2$ cd ../test1</text:p>
      <text:p text:style-name="Standard">ubuntu@wahyu-rohman:~/tmp/test1$ mkdir solution</text:p>
      <text:p text:style-name="Standard">ubuntu@wahyu-rohman:~/tmp/test1$ cd solution</text:p>
      <text:p text:style-name="Standard">ubuntu@wahyu-rohman:~/tmp/test1/solution$ cp ../hello.c .</text:p>
      <text:p text:style-name="Standard">ubuntu@wahyu-rohman:~/tmp/test1/solution$ echo 'hello:' &gt; Makefile</text:p>
      <text:p text:style-name="Standard">ubuntu@wahyu-rohman:~/tmp/test1/solution$ ll</text:p>
      <text:p text:style-name="Standard">total 16</text:p>
      <text:p text:style-name="Standard">drwxrwxr-x 2 ubuntu ubuntu 4096 Sep 15 20:52 ./</text:p>
      <text:p text:style-name="Standard">drwxrwxr-x 4 ubuntu ubuntu 4096 Sep 15 20:51 ../</text:p>
      <text:p text:style-name="Standard">-rw-rw-r-- 1 ubuntu ubuntu <text:s text:c="2"/>73 Sep 15 20:52 hello.c</text:p>
      <text:p text:style-name="Standard">-rw-rw-r-- 1 ubuntu ubuntu <text:s text:c="3"/>7 Sep 15 20:52 Makefile</text:p>
      <text:p text:style-name="Standard">ubuntu@wahyu-rohman:~/tmp/test1/solution$ cd ..</text:p>
      <text:p text:style-name="Standard">ubuntu@wahyu-rohman:~/tmp/test1$ git add solution</text:p>
      <text:p text:style-name="Standard">ubuntu@wahyu-rohman:~/tmp/test1$ git commit -m "added solution"</text:p>
      <text:p text:style-name="Standard">[master 41d6ab5] added solution</text:p>
      <text:p text:style-name="Standard"><text:s/>2 files changed, 7 insertions(+)</text:p>
      <text:p text:style-name="Standard"><text:s/>create mode 100644 solution/Makefile</text:p>
      <text:p text:style-name="Standard"><text:s/>create mode 100644 solution/hello.c</text:p>
      <text:p text:style-name="Standard">ubuntu@wahyu-rohman:~/tmp/test1$ cd ../test2/</text:p>
      <text:p text:style-name="Standard">ubuntu@wahyu-rohman:~/tmp/test2$ git pull</text:p>
      <text:p text:style-name="Standard">remote: Enumerating objects: 5, done.</text:p>
      <text:p text:style-name="Standard">remote: Counting objects: 100% (5/5), done.</text:p>
      <text:p text:style-name="Standard">remote: Compressing objects: 100% (3/3), done.</text:p>
      <text:p text:style-name="Standard">remote: Total 4 (delta 0), reused 0 (delta 0), pack-reused 0</text:p>
      <text:p text:style-name="Standard">Unpacking objects: 100% (4/4), 349 bytes | 349.00 KiB/s, done.</text:p>
      <text:p text:style-name="Standard">From /home/ubuntu/tmp/test1</text:p>
      <text:p text:style-name="Standard"><text:s text:c="3"/>96a120e..41d6ab5 <text:s/>master <text:s text:c="4"/>-&gt; origin/master</text:p>
      <text:p text:style-name="Standard">hint: You have divergent branches and need to specify how to reconcile them.</text:p>
      <text:p text:style-name="Standard">hint: You can do so by running one of the following commands sometime before</text:p>
      <text:p text:style-name="Standard">hint: your next pull:</text:p>
      <text:p text:style-name="Standard">hint: </text:p>
      <text:p text:style-name="Standard">hint: <text:s text:c="2"/>git config pull.rebase false <text:s/># merge (the default strategy)</text:p>
      <text:p text:style-name="Standard">hint: <text:s text:c="2"/>git config pull.rebase true <text:s text:c="2"/># rebase</text:p>
      <text:p text:style-name="Standard">hint: <text:s text:c="2"/>git config pull.ff only <text:s text:c="6"/># fast-forward only</text:p>
      <text:p text:style-name="Standard">hint: </text:p>
      <text:p text:style-name="Standard">hint: You can replace "git config" with "git config --global" to set a default</text:p>
      <text:p text:style-name="Standard">hint: preference for all repositories. You can also pass --rebase, --no-rebase,</text:p>
      <text:p text:style-name="Standard">hint: or --ff-only on the command line to override the configured default per</text:p>
      <text:p text:style-name="Standard">hint: invocation.</text:p>
      <text:p text:style-name="Standard">fatal: Need to specify how to reconcile divergent branches.</text:p>
      <text:p text:style-name="Standard">ubuntu@wahyu-rohman:~/tmp/test2$ git remote</text:p>
      <text:p text:style-name="Standard">origin</text:p>
      <text:p text:style-name="Standard">ubuntu@wahyu-rohman:~/tmp/test2$ git remote -v</text:p>
      <text:p text:style-name="Standard">origin<text:tab/>/home/ubuntu/tmp/test1 (fetch)</text:p>
      <text:p text:style-name="Standard"><text:soft-page-break/>origin<text:tab/>/home/ubuntu/tmp/test1 (push)</text:p>
      <text:p text:style-name="Standard">ubuntu@wahyu-rohman:~/tmp/test2$ git remote add origin https://github.com/</text:p>
      <text:p text:style-name="Standard">error: remote origin already exists.</text:p>
      <text:p text:style-name="Standard">ubuntu@wahyu-rohman:~/tmp/test2$ git remote add origin https://github.com/wahyurohmann</text:p>
      <text:p text:style-name="Standard">error: remote origin already exists.</text:p>
      <text:p text:style-name="Standard">ubuntu@wahyu-rohman:~/tmp/test2$ git branch -M main</text:p>
      <text:p text:style-name="Standard">ubuntu@wahyu-rohman:~/tmp/test2$ git origin main</text:p>
      <text:p text:style-name="Standard">git: 'origin' is not a git command. See 'git --help'.</text:p>
      <text:p text:style-name="Standard">ubuntu@wahyu-rohman:~/tmp/test2$ git --help</text:p>
      <text:p text:style-name="Standard">usage: git [--version] [--help] [-C &lt;path&gt;] [-c &lt;name&gt;=&lt;value&gt;]</text:p>
      <text:p text:style-name="Standard"><text:s text:c="11"/>[--exec-path[=&lt;path&gt;]] [--html-path] [--man-path] [--info-path]</text:p>
      <text:p text:style-name="Standard"><text:s text:c="11"/>[-p | --paginate | -P | --no-pager] [--no-replace-objects] [--bare]</text:p>
      <text:p text:style-name="Standard"><text:s text:c="11"/>[--git-dir=&lt;path&gt;] [--work-tree=&lt;path&gt;] [--namespace=&lt;name&gt;]</text:p>
      <text:p text:style-name="Standard"><text:s text:c="11"/>[--super-prefix=&lt;path&gt;] [--config-env=&lt;name&gt;=&lt;envvar&gt;]</text:p>
      <text:p text:style-name="Standard"><text:s text:c="11"/>&lt;command&gt; [&lt;args&gt;]</text:p>
      <text:p text:style-name="Standard"/>
      <text:p text:style-name="Standard">These are common Git commands used in various situations:</text:p>
      <text:p text:style-name="Standard"/>
      <text:p text:style-name="Standard">start a working area (see also: git help tutorial)</text:p>
      <text:p text:style-name="Standard"><text:s text:c="3"/>clone <text:s text:c="4"/>Clone a repository into a new directory</text:p>
      <text:p text:style-name="Standard"><text:s text:c="3"/>init <text:s text:c="5"/>Create an empty Git repository or reinitialize an existing one</text:p>
      <text:p text:style-name="Standard"/>
      <text:p text:style-name="Standard">work on the current change (see also: git help everyday)</text:p>
      <text:p text:style-name="Standard"><text:s text:c="3"/>add <text:s text:c="6"/>Add file contents to the index</text:p>
      <text:p text:style-name="Standard"><text:s text:c="3"/>mv <text:s text:c="7"/>Move or rename a file, a directory, or a symlink</text:p>
      <text:p text:style-name="Standard"><text:s text:c="3"/>restore <text:s text:c="2"/>Restore working tree files</text:p>
      <text:p text:style-name="Standard"><text:s text:c="3"/>rm <text:s text:c="7"/>Remove files from the working tree and from the index</text:p>
      <text:p text:style-name="Standard"/>
      <text:p text:style-name="Standard">examine the history and state (see also: git help revisions)</text:p>
      <text:p text:style-name="Standard"><text:s text:c="3"/>bisect <text:s text:c="3"/>Use binary search to find the commit that introduced a bug</text:p>
      <text:p text:style-name="Standard"><text:s text:c="3"/>diff <text:s text:c="5"/>Show changes between commits, commit and working tree, etc</text:p>
      <text:p text:style-name="Standard"><text:s text:c="3"/>grep <text:s text:c="5"/>Print lines matching a pattern</text:p>
      <text:p text:style-name="Standard"><text:s text:c="3"/>log <text:s text:c="6"/>Show commit logs</text:p>
      <text:p text:style-name="Standard"><text:s text:c="3"/>show <text:s text:c="5"/>Show various types of objects</text:p>
      <text:p text:style-name="Standard"><text:s text:c="3"/>status <text:s text:c="3"/>Show the working tree status</text:p>
      <text:p text:style-name="Standard"/>
      <text:p text:style-name="Standard">grow, mark and tweak your common history</text:p>
      <text:p text:style-name="Standard"><text:s text:c="3"/>branch <text:s text:c="3"/>List, create, or delete branches</text:p>
      <text:p text:style-name="Standard"><text:s text:c="3"/>commit <text:s text:c="3"/>Record changes to the repository</text:p>
      <text:p text:style-name="Standard"><text:s text:c="3"/>merge <text:s text:c="4"/>Join two or more development histories together</text:p>
      <text:p text:style-name="Standard"><text:s text:c="3"/>rebase <text:s text:c="3"/>Reapply commits on top of another base tip</text:p>
      <text:p text:style-name="Standard"><text:s text:c="3"/>reset <text:s text:c="4"/>Reset current HEAD to the specified state</text:p>
      <text:p text:style-name="Standard"><text:s text:c="3"/>switch <text:s text:c="3"/>Switch branches</text:p>
      <text:p text:style-name="Standard"><text:s text:c="3"/>tag <text:s text:c="6"/>Create, list, delete or verify a tag object signed with GPG</text:p>
      <text:p text:style-name="Standard"/>
      <text:p text:style-name="Standard">collaborate (see also: git help workflows)</text:p>
      <text:p text:style-name="Standard"><text:s text:c="3"/>fetch <text:s text:c="4"/>Download objects and refs from another repository</text:p>
      <text:p text:style-name="Standard"><text:s text:c="3"/>pull <text:s text:c="5"/>Fetch from and integrate with another repository or a local branch</text:p>
      <text:p text:style-name="Standard"><text:s text:c="3"/>push <text:s text:c="5"/>Update remote refs along with associated objects</text:p>
      <text:p text:style-name="Standard"/>
      <text:p text:style-name="Standard">'git help -a' and 'git help -g' list available subcommands and some</text:p>
      <text:p text:style-name="Standard">concept guides. See 'git help &lt;command&gt;' or 'git help &lt;concept&gt;'</text:p>
      <text:p text:style-name="Standard"><text:soft-page-break/>to read about a specific subcommand or concept.</text:p>
      <text:p text:style-name="Standard">See 'git help git' for an overview of the system.</text:p>
      <text:p text:style-name="Standard">ubuntu@wahyu-rohman:~/tmp/test2$ ^C</text:p>
      <text:p text:style-name="Standard">ubuntu@wahyu-rohman:~/tmp/test2$ git remote add origin https://github.com/wahyurohmann?tab=repositories</text:p>
      <text:p text:style-name="Standard">error: remote origin already exists.</text:p>
      <text:p text:style-name="Standard">ubuntu@wahyu-rohman:~/tmp/test2$ git branch -M main</text:p>
      <text:p text:style-name="Standard">ubuntu@wahyu-rohman:~/tmp/test2$ git push origin main</text:p>
      <text:p text:style-name="Standard">Enumerating objects: 8, done.</text:p>
      <text:p text:style-name="Standard">Counting objects: 100% (8/8), done.</text:p>
      <text:p text:style-name="Standard">Delta compression using up to 4 threads</text:p>
      <text:p text:style-name="Standard">Compressing objects: 100% (4/4), done.</text:p>
      <text:p text:style-name="Standard">Writing objects: 100% (6/6), 657 bytes | 657.00 KiB/s, done.</text:p>
      <text:p text:style-name="Standard">Total 6 (delta 0), reused 0 (delta 0), pack-reused 0</text:p>
      <text:p text:style-name="Standard">To /home/ubuntu/tmp/test1</text:p>
      <text:p text:style-name="Standard"><text:s/>* [new branch] <text:s text:c="5"/>main -&gt; main</text:p>
      <text:p text:style-name="Standard">ubuntu@wahyu-rohman:~/tmp/test2$ git pull</text:p>
      <text:p text:style-name="Standard">hint: You have divergent branches and need to specify how to reconcile them.</text:p>
      <text:p text:style-name="Standard">hint: You can do so by running one of the following commands sometime before</text:p>
      <text:p text:style-name="Standard">hint: your next pull:</text:p>
      <text:p text:style-name="Standard">hint: </text:p>
      <text:p text:style-name="Standard">hint: <text:s text:c="2"/>git config pull.rebase false <text:s/># merge (the default strategy)</text:p>
      <text:p text:style-name="Standard">hint: <text:s text:c="2"/>git config pull.rebase true <text:s text:c="2"/># rebase</text:p>
      <text:p text:style-name="Standard">hint: <text:s text:c="2"/>git config pull.ff only <text:s text:c="6"/># fast-forward only</text:p>
      <text:p text:style-name="Standard">hint: </text:p>
      <text:p text:style-name="Standard">hint: You can replace "git config" with "git config --global" to set a default</text:p>
      <text:p text:style-name="Standard">hint: preference for all repositories. You can also pass --rebase, --no-rebase,</text:p>
      <text:p text:style-name="Standard">hint: or --ff-only on the command line to override the configured default per</text:p>
      <text:p text:style-name="Standard">hint: invocation.</text:p>
      <text:p text:style-name="Standard">fatal: Need to specify how to reconcile divergent branches.</text:p>
      <text:p text:style-name="Standard">ubuntu@wahyu-rohman:~/tmp/test2$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21:18:07.442109597</meta:creation-date>
    <dc:date>2024-09-15T21:19:43.127791870</dc:date>
    <meta:editing-duration>PT1M36S</meta:editing-duration>
    <meta:editing-cycles>1</meta:editing-cycles>
    <meta:document-statistic meta:table-count="0" meta:image-count="0" meta:object-count="0" meta:page-count="12" meta:paragraph-count="526" meta:word-count="2731" meta:character-count="24283" meta:non-whitespace-character-count="21604"/>
    <meta:generator>LibreOffice/7.3.7.2$Linux_X86_64 LibreOffice_project/30$Build-2</meta:generator>
  </office:meta>
</office:document-meta>
</file>